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erif"/>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2a4b9" style:text-blinking="false" fo:background-color="transparent"/>
    </style:style>
    <style:style style:name="P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3558a" style:text-blinking="false" fo:background-color="transparent"/>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7" style:family="paragraph" style:parent-style-name="Text_20_body">
      <style:text-properties fo:font-weight="normal"/>
    </style:style>
    <style:style style:name="P8" style:family="paragraph" style:parent-style-name="Text_20_body">
      <style:paragraph-properties fo:margin-top="0cm" fo:margin-bottom="0cm" style:contextual-spacing="false" fo:line-height="138%" style:writing-mode="lr-tb"/>
      <style:text-properties fo:font-weight="normal"/>
    </style:style>
    <style:style style:name="P9" style:family="paragraph" style:parent-style-name="Text_20_body">
      <style:text-properties fo:font-weight="normal" officeooo:paragraph-rsid="0012a4b9"/>
    </style:style>
    <style:style style:name="P10" style:family="paragraph" style:parent-style-name="Text_20_body">
      <style:text-properties fo:font-weight="normal" officeooo:rsid="0012a4b9" officeooo:paragraph-rsid="0012a4b9"/>
    </style:style>
    <style:style style:name="P11" style:family="paragraph" style:parent-style-name="Text_20_body">
      <style:text-properties fo:font-weight="normal" officeooo:rsid="0013558a" officeooo:paragraph-rsid="0013558a"/>
    </style:style>
    <style:style style:name="P12" style:family="paragraph" style:parent-style-name="Text_20_body">
      <style:text-properties fo:font-weight="normal" officeooo:rsid="0013558a" officeooo:paragraph-rsid="0013558a" style:font-weight-asian="normal" style:font-weight-complex="normal"/>
    </style:style>
    <style:style style:name="P13" style:family="paragraph" style:parent-style-name="Text_20_body">
      <style:text-properties fo:font-weight="normal" officeooo:rsid="0012a4b9" officeooo:paragraph-rsid="0012a4b9"/>
    </style:style>
    <style:style style:name="P14"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12a4b9" officeooo:paragraph-rsid="0012a4b9" style:text-blinking="false" fo:background-color="transparent"/>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font-weight-asian="bold" style:font-weight-complex="bold"/>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bold" officeooo:rsid="0013558a" style:text-blinking="false" fo:background-color="transparent" loext:char-shading-value="0" style:font-weight-asian="bold" style:font-weight-complex="bold"/>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6" style:family="text">
      <style:text-properties style:font-name="Arial" fo:font-size="11pt" fo:font-style="normal" fo:font-weight="normal"/>
    </style:style>
    <style:style style:name="T7" style:family="text">
      <style:text-properties fo:font-weight="bold" style:font-weight-asian="bold" style:font-weight-complex="bold"/>
    </style:style>
    <style:style style:name="T8" style:family="text">
      <style:text-properties fo:font-weight="bold" officeooo:rsid="0012a4b9" style:font-weight-asian="bold" style:font-weight-complex="bold"/>
    </style:style>
    <style:style style:name="T9" style:family="text">
      <style:text-properties officeooo:rsid="0012a4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1baad502-7fff-f2b1-9d06-fd0df5997bc2"/></text:p>
      <text:p text:style-name="P4">1. Describir le concepto de Método, Función y Procedimiento.</text:p>
      <text:p text:style-name="P4">2. ¿Que es una función en C++?</text:p>
      <text:p text:style-name="P4">3. Dar 5 ejemplos de funciones (nombre y tarea que realiza).</text:p>
      <text:p text:style-name="P4">4. Considera relevante el Nombre de la función?, cuantas tareas considera que debería hacer</text:p>
      <text:p text:style-name="P4">una función? Por qué’.</text:p>
      <text:p text:style-name="P4">5. ¿Qué entiende por declaración de función (o prototipo de función) y que partes contiene?</text:p>
      <text:p text:style-name="P4">6. ¿Qué es el tipo de valor devuelto?, que significa que una función devuelva void?</text:p>
      <text:p text:style-name="P4">7. ¿Qué restricciones hay para colocarles nombres a las funciones?</text:p>
      <text:p text:style-name="P4">8. ¿Qué entiende por variables locales?</text:p>
      <text:p text:style-name="P4">9. ¿Qué ocurre si una función devuelve variables locales?</text:p>
      <text:p text:style-name="P4">10. Definir el Concepto de Parámetros y Argumentos.</text:p>
      <text:p text:style-name="P4">11. Relacionar Parámetros y Argumentos.</text:p>
      <text:p text:style-name="P4">12. ¿Qué significa que un parámetro se pase x valor?</text:p>
      <text:p text:style-name="P4">13. ¿Qué significa que un parámetro se pase x referencia?</text:p>
      <text:p text:style-name="P4">14. ¿Qué pasa Cuando una función modifica un argumento que se pasa por referencia?</text:p>
      <text:p text:style-name="P4">15. ¿Qué ocurre cuando se pone la palabra Void en la lista de argumentos?</text:p>
      <text:p text:style-name="P4">16. ¿Qué tipos de datos o valores puede devolver una función?</text:p>
      <text:p text:style-name="Text_20_body"/>
      <text:p text:style-name="P4">1)Funciones:</text:p>
      <text:p text:style-name="P1">Las funciones son un conjunto de procedimiento encapsulados en</text:p>
      <text:p text:style-name="P1">un bloque, usualmente reciben parámetros, cuyos valores utilizan</text:p>
      <text:p text:style-name="P1">para efectuar operaciones y adicionalmente retornan un valor.</text:p>
      <text:p text:style-name="P1">Esta definición proviene de la definición de función matemática la</text:p>
      <text:p text:style-name="P1">cual posee un dominio y un rango, es decir un conjunto de valores</text:p>
      <text:p text:style-name="P1">que puede tomar y un conjunto de valores que puede retornar</text:p>
      <text:p text:style-name="P1">luego de cualquier operación.</text:p>
      <text:p text:style-name="P1">La utilización de funciones nos permite dividir un programa extenso en</text:p>
      <text:p text:style-name="P1">pequeños seg- mentos que realizan tareas concretas.</text:p>
      <text:p text:style-name="Text_20_body"/>
      <text:p text:style-name="P4">Métodos:</text:p>
      <text:p text:style-name="P1">Los métodos y las funciones son funcionalmente idénticos, pero</text:p>
      <text:p text:style-name="P1">su diferencia radica en el contexto en el que existen. Un método</text:p>
      <text:p text:style-name="P1">también puede recibir valores, efectuar operaciones con estos y</text:p>
      <text:p text:style-name="P1">retornar valores, sin embargo en método está asociado a un</text:p>
      <text:p text:style-name="P2">objeto, básicamente un método es una os parámetros definen la estructura de la función (qué datos acepta).</text:p>
      <text:p text:style-name="P2"/>
      <text:p text:style-name="P2"><text:soft-page-break/>Los argumentos son los valores concretos que se asignan a esos parámetros al invocar la función.1. Tipos Primitivos</text:p>
      <text:p text:style-name="P2">Enteros: int, short, long, long long, unsigned, etc.orrected function call</text:p>
      <text:p text:style-name="P2">función que pertenece a</text:p>
      <text:p text:style-name="P1">un objeto o clase, mientras que una función existe por sí sola, sin</text:p>
      <text:p text:style-name="P1">necesidad de un objeto para ser usada.</text:p>
      <text:p text:style-name="P4">Procedimientos:</text:p>
      <text:p text:style-name="P1">Los procedimientos son básicamente lo un conjunto de</text:p>
      <text:p text:style-name="P1">instrucciones que se ejecutan sin retornar ningún valor, hay</text:p>
      <text:p text:style-name="P1">quienes dicen que un procedimiento no recibe valores o</text:p>
      <text:p text:style-name="P1">argumentos, sin embargo en la definición no hay nada que se lo</text:p>
      <text:p text:style-name="P1">impida.</text:p>
      <text:p text:style-name="Text_20_body"/>
      <text:p text:style-name="P8"><text:span text:style-name="T2">2)</text:span><text:span text:style-name="T5"> </text:span><text:span text:style-name="T1">En C++ </text:span><text:span text:style-name="T2">una función es un bloque de código que realiza alguna operación</text:span><text:span text:style-name="T1">. Una función puede definir opcionalmente parámetros de entrada que permiten a los llamadores</text:span></text:p>
      <text:p text:style-name="P1">pasar argumentos a la función. Una función también puede devolver un valor</text:p>
      <text:p text:style-name="P8"><text:span text:style-name="T1">como salida. </text:span><text:span text:style-name="T2">Las funciones son útiles para encapsular las operaciones comunes</text:span></text:p>
      <text:p text:style-name="P8"><text:span text:style-name="T2">en un solo bloque reutilizable</text:span><text:span text:style-name="T1">, idealmente con un nombre que describa claramente</text:span></text:p>
      <text:p text:style-name="P1">lo que hace la función. La función siguiente acepta dos enteros de un llamador y</text:p>
      <text:p text:style-name="P1">devuelve su suma; a y b son parámetros de tipo int .</text:p>
      <text:p text:style-name="P1">La estructura general de una función en C es la siguiente:</text:p>
      <text:p text:style-name="Text_20_body"/>
      <text:p text:style-name="P5">tipo_de_retorno nombre_de_la_función (lista_de_parámetros)</text:p>
      <text:p text:style-name="P5">{</text:p>
      <text:p text:style-name="P5">cuerpo_de_la_función</text:p>
      <text:p text:style-name="P5">return expresión</text:p>
      <text:p text:style-name="Text_20_body"/>
      <text:p text:style-name="P5">71</text:p>
      <text:p text:style-name="P1">}</text:p>
      <text:p text:style-name="Text_20_body"/>
      <text:p text:style-name="P1">3)  Ejemplos de funciones</text:p>
      <text:p text:style-name="P1">int cuadrado( int n )</text:p>
      <text:p text:style-name="P1">{</text:p>
      <text:p text:style-name="P6"> <text:span text:style-name="T6">return n * n;</text:span></text:p>
      <text:p text:style-name="P1">}</text:p>
      <text:p text:style-name="P1">Calcula el cuadrado de un número</text:p>
      <text:p text:style-name="Text_20_body"/>
      <text:p text:style-name="P1">Ejemplo 2</text:p>
      <text:p text:style-name="P1">bool esPrimo(int numero)</text:p>
      <text:p text:style-name="P6"> <text:span text:style-name="T6">{</text:span></text:p>
      <text:p text:style-name="P6"><text:soft-page-break/>    <text:span text:style-name="T6">if (numero &lt;= 1) return false;</text:span></text:p>
      <text:p text:style-name="P6">    <text:span text:style-name="T6">for (int i = 2; i * i &lt;= numero; i++ </text:span></text:p>
      <text:p text:style-name="P6"> <text:span text:style-name="T6">{</text:span></text:p>
      <text:p text:style-name="P6">        <text:span text:style-name="T6">if (numero % i == 0) return false;</text:span></text:p>
      <text:p text:style-name="P6">    <text:span text:style-name="T6">}</text:span></text:p>
      <text:p text:style-name="P6">    <text:span text:style-name="T6">return true;</text:span></text:p>
      <text:p text:style-name="P1">}</text:p>
      <text:p text:style-name="Text_20_body"/>
      <text:p text:style-name="P1">Nos dice si un número es primo</text:p>
      <text:p text:style-name="Text_20_body"/>
      <text:p text:style-name="P1">Ejemplo 3</text:p>
      <text:p text:style-name="P1">double convertirAFahrenheit(double celsius) </text:p>
      <text:p text:style-name="P1">{</text:p>
      <text:p text:style-name="P6">    <text:span text:style-name="T6">return (celsius * 9.0/5.0) + 32; // Fórmula: (C × 9/5) + 32</text:span></text:p>
      <text:p text:style-name="P1">}</text:p>
      <text:p text:style-name="P1">Convierte grados Celsuis a Fahrenheit</text:p>
      <text:p text:style-name="Text_20_body"/>
      <text:p text:style-name="P1">Ejemplo 4 </text:p>
      <text:p text:style-name="P7"><text:line-break/></text:p>
      <text:p text:style-name="P1">Ejemplo 5</text:p>
      <text:p text:style-name="Text_20_body"/>
      <text:p text:style-name="P1">4) Importancia del nombre de una función: es ideal que posea un nombre que describa claramente lo que hace la función.</text:p>
      <text:p text:style-name="P1">Esto evita tener que escribir comentarios extensos. </text:p>
      <text:p text:style-name="P1">Hace más fácil la tarea de encontrar donde está la función para el caso de detectar un error o si debemos realizar alguna modificación.</text:p>
      <text:p text:style-name="P1">Una buena práctica es utilizar verbos y seguir las costumbres del equipo de trabajo a la hora de escribir lso nombres de las funciones. Por ejemplo el uso de guión o mayúscula en la primer letra  a partir de la segunda palabra</text:p>
      <text:p text:style-name="P1">calcular_area_del_circulo ó calcularAreaDelCirculo</text:p>
      <text:p text:style-name="P1">Una función debe realizar una sola tarea. Algunas de las ventajas son  que es más fácil de aislar si ocurre un fallo y también es más fácil de reutilizar.</text:p>
      <text:p text:style-name="Text_20_body"/>
      <text:p text:style-name="P1">5) Antes de empezar a utilizar una función debemos declararla. La</text:p>
      <text:p text:style-name="P1">declaración de una función se conoce también como prototipo de la</text:p>
      <text:p text:style-name="P1">función. En el prototipo de una función se tienen que especificar los</text:p>
      <text:p text:style-name="P2">parámetros de la función, así como el tios parámetros definen la estructura de la función (qué datos acepta).</text:p>
      <text:p text:style-name="P2"><text:soft-page-break/></text:p>
      <text:p text:style-name="P2">Los argumentos son los valores concretos que se asignan a esos parámetros al invocar la función.</text:p>
      <text:p text:style-name="P2">po de dato que devuelve.</text:p>
      <text:p text:style-name="P1">Los prototipos de las funciones que se utilizan en un programa se incluyen</text:p>
      <text:p text:style-name="P1">generalmente en la cabecera del programa y presentan la siguiente</text:p>
      <text:p text:style-name="P1">sintaxis:</text:p>
      <text:p text:style-name="P1">tipo_de_retorno nombre_de_la_función(lista_de_parámetros);</text:p>
      <text:p text:style-name="P1">En el prototipo de una función no se especifican las sentencias que</text:p>
      <text:p text:style-name="P8"><text:span text:style-name="T1">forman parte de la misma, sino sus características. La declaración le indica desde un principio al compilador que existe  </text:span><text:span text:style-name="T2">una función con un nombre, tipo de retorno y parámetros específicos</text:span><text:span text:style-name="T1">, pero sin implementar aún. Los prototipos de las funciones son utilizados por el compilador para verificar que se accede a la función de la manera adecuada con respecto al número y tipo de parámetros, y al tipo de valor de retorno</text:span></text:p>
      <text:p text:style-name="P1">de la misma.</text:p>
      <text:p text:style-name="Text_20_body"/>
      <text:p text:style-name="P1">6) El tipo del valor que se retorna en una función debe coincidir con el del tipo</text:p>
      <text:p text:style-name="P1">declarado a la función, es decir si se declara int, el valor retornado debe ser</text:p>
      <text:p text:style-name="P1">un número entero. </text:p>
      <text:p text:style-name="P1">El tipo void significa que la función no devuelve ningún valor. Se usa en:</text:p>
      <text:p text:style-name="P1">Procedimientos: Funciones que realizan una acción pero no calculan un resultado.</text:p>
      <text:p text:style-name="P3">Efectos secundarios: Modificar variables, imprimir en pantalla, etc4. Tipos Especiales</text:p>
      <text:p text:style-name="P3">void: Indica que no devuelve nada.</text:p>
      <text:p text:style-name="P3"/>
      <text:p text:style-name="P3">cpp.</text:p>
      <text:p text:style-name="Text_20_body"/>
      <text:p text:style-name="P1">7) Caracteres permitidos:</text:p>
      <text:p text:style-name="P1">Letras (a-z, A-Z), dígitos (0-9) y guiones bajos (_).</text:p>
      <text:p text:style-name="P1">No puede comenzar con un dígito.</text:p>
      <text:p text:style-name="P1">Distingue entre mayúsculas y minúsculas.</text:p>
      <text:p text:style-name="P1">No se pueden utilizar palabras reservadas. </text:p>
      <text:p text:style-name="P1">Es recomendable utilizar verbos y mantener el mismo estilo.</text:p>
      <text:p text:style-name="Text_20_body"/>
      <text:p text:style-name="P1">8) Variable locales: Las variables declaradas dentro del cuerpo se denominan variables locales. Se salen del ámbito cuando finaliza la función; por lo tanto, una función nunca debe</text:p>
      <text:p text:style-name="P1">Devolver una referencia a una variable local.</text:p>
      <text:p text:style-name="P1">Necesitan ser inicializadas. </text:p>
      <text:p text:style-name="P1">9) Si una variable local se devuelve por referencia, el compilador emitirá una advertencia, ya que cualquier intento por parte del llamador de usar esa referencia se producirá después de la destrucción de la variable local.</text:p>
      <text:p text:style-name="Text_20_body"/>
      <text:p text:style-name="P1"><text:soft-page-break/>10)</text:p>
      <text:p text:style-name="P1"><text:s/>De forma predeterminada, los argumentos se pasan a la función por valor, lo que</text:p>
      <text:p text:style-name="P1">significa que la función recibe una copia de la variable que se pasa.</text:p>
      <text:p text:style-name="P1"/>
      <text:p text:style-name="P1"><text:span text:style-name="T8">P</text:span><text:span text:style-name="T7">arámetro</text:span> Variables declaradas en la firma de la función. Definen qué datos recibe.</text:p>
      <text:p text:style-name="P2"><text:s/><text:span text:style-name="T9">Ejemplo </text:span></text:p>
      <text:p text:style-name="P2">void sumar(int a, int b) (En el prototipo de una función no se especifican las sentencias que</text:p>
      <text:p text:style-name="P2">forman parte de la misma, sino sus características. Por ejemplo:</text:p>
      <text:p text:style-name="P2">int cubo(int numero);a y b son parámetros).</text:p>
      <text:p text:style-name="P7"/>
      <text:p text:style-name="P9"><text:span text:style-name="T8">Argumento: </text:span>Valores concretos que se pasan a la función cuando es llamada.<text:tab/></text:p>
      <text:p text:style-name="P10">Ejemplo; </text:p>
      <text:p text:style-name="P9">sumar(5, 3) (5 y 3 son argumentos).</text:p>
      <text:p text:style-name="P9"/>
      <text:p text:style-name="P10">11) <text:span text:style-name="T1"><text:s/>Una función tiene una lista de parámetros separados por comas de cero o más tipos, cada uno de los cuales tiene un nombre mediante el cual se puede acceder a ellos dentro del cuerpo de la función. El llamador pasa argumentos, que son valores concretos cuyos tipos son compatibles con la lista de parámetros.</text:span></text:p>
      <text:p text:style-name="P14">Los parámetros definen la estructura de la función (qué datos acepta).</text:p>
      <text:p text:style-name="P14">Los argumentos son los valores concretos que se asignan a esos parámetros al invocar la función.</text:p>
      <text:p text:style-name="P10"/>
      <text:p text:style-name="P10"><text:span text:style-name="T1">12)</text:span><text:span text:style-name="T3"> Paso </text:span><text:span text:style-name="T4">por </text:span><text:span text:style-name="T3">valor</text:span></text:p>
      <text:p text:style-name="P10">Cuando un parámetro se pasa por valor, significa que la función recibe una copia del valor original del argumento. Esto implica que:</text:p>
      <text:p text:style-name="P10"><text:s text:c="28"/>Se crea una copia: El valor del argumento se duplica en memoria.</text:p>
      <text:p text:style-name="P10"><text:s text:c="27"/>Modificaciones no afectan al original: Cualquier cambio dentro de la función solo altera la copia local.</text:p>
      <text:p text:style-name="P10"><text:s text:c="27"/>Seguridad: El dato original permanece inalterado.</text:p>
      <text:p text:style-name="P11">13) <text:span text:style-name="T7">Paso por referencia</text:span></text:p>
      <text:p text:style-name="P12">El paso por referencia es un mecanismo que permite a una función modificar directamente el valor de una variable original pasada como argumento, evitando hacer copias innecesarias en memoria. Se implementa usando el operador &amp; en la declaración del parámetro.</text:p>
      <text:p text:style-name="P12">Paso por Valor<text:tab/> <text:s text:c="21"/>Paso por Referencia</text:p>
      <text:p text:style-name="P12">Crea una copia del dato.<text:tab/>Trabaja con el original.</text:p>
      <text:p text:style-name="P12">No modifica el original.<text:tab/>Sí modifica el original.</text:p>
      <text:p text:style-name="P12">Ideal para datos pequeños.<text:tab/>Ideal para objetos grandes.</text:p>
      <text:p text:style-name="P12"><text:soft-page-break/></text:p>
      <text:p text:style-name="P12">14) Si utilizamos paso por referencia el argumento original es modificado al igual que sucede dentro de la función.</text:p>
      <text:p text:style-name="P12">15) <text:span text:style-name="T7">Void</text:span></text:p>
      <text:p text:style-name="P12">Cuando void aparece como tipo de retorno, significa que la función no devuelve ningún valor.</text:p>
      <text:p text:style-name="P12">16) 1. Tipos Primitivos</text:p>
      <text:p text:style-name="P12">Enteros: int, short, long, long long, unsigned, etc.</text:p>
      <text:p text:style-name="P12"/>
      <text:p text:style-name="P12">Punto flotante: float, double, long double.</text:p>
      <text:p text:style-name="P12"/>
      <text:p text:style-name="P12">Booleanos: bool (true/false).</text:p>
      <text:p text:style-name="P12"/>
      <text:p text:style-name="P12">2. Tipos Compuestos</text:p>
      <text:p text:style-name="P12">Punteros: Devuelve direcciones de memoria.</text:p>
      <text:p text:style-name="P12">Referencias: Útil para evitar copias.</text:p>
      <text:p text:style-name="P12">Estructuras/Clases: Objetos personalizados.</text:p>
      <text:p text:style-name="P12"/>
      <text:p text:style-name="P12">3. Contenedores de la STL</text:p>
      <text:p text:style-name="P12">string, vector, map, set, etc.</text:p>
      <text:p text:style-name="P12"/>
      <text:p text:style-name="P12">4. Tipos Especiales</text:p>
      <text:p text:style-name="P12">void: Indica que no devuelve nada.</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erif"/>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8T21:27:48.118591497</meta:creation-date>
    <dc:date>2025-05-07T08:53:05.913240821</dc:date>
    <meta:editing-duration>PT2H46M36S</meta:editing-duration>
    <meta:editing-cycles>4</meta:editing-cycles>
    <meta:generator>LibreOffice/7.4.7.2$Linux_X86_64 LibreOffice_project/40$Build-2</meta:generator>
    <meta:document-statistic meta:table-count="0" meta:image-count="0" meta:object-count="0" meta:page-count="6" meta:paragraph-count="160" meta:word-count="1511" meta:character-count="9284" meta:non-whitespace-character-count="7779"/>
  </office:meta>
</office:document-meta>
</file>